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df6" officeooo:paragraph-rsid="00156df6"/>
    </style:style>
    <style:style style:name="P2" style:family="paragraph" style:parent-style-name="Standard">
      <style:text-properties officeooo:rsid="0017057a" officeooo:paragraph-rsid="0017057a"/>
    </style:style>
    <style:style style:name="P3" style:family="paragraph" style:parent-style-name="Standard">
      <style:text-properties officeooo:rsid="0017057a" officeooo:paragraph-rsid="0017e19c"/>
    </style:style>
    <style:style style:name="P4" style:family="paragraph" style:parent-style-name="Standard">
      <style:text-properties officeooo:rsid="0017e19c" officeooo:paragraph-rsid="0017e19c"/>
    </style:style>
    <style:style style:name="P5" style:family="paragraph" style:parent-style-name="Standard">
      <style:text-properties officeooo:rsid="0018d130" officeooo:paragraph-rsid="0018d130"/>
    </style:style>
    <style:style style:name="P6" style:family="paragraph" style:parent-style-name="Standard">
      <style:text-properties officeooo:rsid="001aa97b" officeooo:paragraph-rsid="001aa97b"/>
    </style:style>
    <style:style style:name="P7" style:family="paragraph" style:parent-style-name="Standard">
      <style:text-properties officeooo:rsid="001ba97e" officeooo:paragraph-rsid="001ba97e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rsid="001ba97e" officeooo:paragraph-rsid="001ba97e"/>
    </style:style>
    <style:style style:name="T1" style:family="text">
      <style:text-properties officeooo:rsid="0017057a"/>
    </style:style>
    <style:style style:name="T2" style:family="text">
      <style:text-properties officeooo:rsid="0017e19c"/>
    </style:style>
    <style:style style:name="T3" style:family="text">
      <style:text-properties officeooo:rsid="0018d130"/>
    </style:style>
    <style:style style:name="T4" style:family="text">
      <style:text-properties officeooo:rsid="001ba9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## English :-</text:p>
      <text:p text:style-name="P1"/>
      <text:p text:style-name="P1">1) The computer is on the table.</text:p>
      <text:p text:style-name="P1">2) The clerk is at <text:span text:style-name="T1">the </text:span>seat.</text:p>
      <text:p text:style-name="P1">3) <text:span text:style-name="T1">I will see you at home.</text:span></text:p>
      <text:p text:style-name="P2">4) He is comming into the room.</text:p>
      <text:p text:style-name="P2">5) I will pour some more water into the glass.</text:p>
      <text:p text:style-name="P2">6) People bathe in the river.</text:p>
      <text:p text:style-name="P2">7) We sit on the bench, but father sits in the armchair.</text:p>
      <text:p text:style-name="P2">8) He went into his house.</text:p>
      <text:p text:style-name="P3">9) <text:span text:style-name="T2">The letter was send by courier.</text:span></text:p>
      <text:p text:style-name="P3"><text:span text:style-name="T2">10) Please translate this from Telugu into English. </text:span><text:s/></text:p>
      <text:p text:style-name="P4">11) Himachal pradesh is in North India.</text:p>
      <text:p text:style-name="P4">12) <text:span text:style-name="T3">Nepal is to the <text:s/>north of india.</text:span></text:p>
      <text:p text:style-name="P5">13) Don’t judge a person by his clothes.</text:p>
      <text:p text:style-name="P5">14) I filled the bottel with milk.</text:p>
      <text:p text:style-name="P5">15) The tiger was killed by the hunter.</text:p>
      <text:p text:style-name="P5">16) He stood beside his brother.</text:p>
      <text:p text:style-name="P6">17) <text:span text:style-name="T4">I play football besides hockey.</text:span></text:p>
      <text:p text:style-name="P7">18) Divide the sweets between Kirti and suresh.</text:p>
      <text:p text:style-name="P7">19) Shimla is situated amongst the mountains.</text:p>
      <text:p text:style-name="P7">20) He is a man of principles.</text:p>
      <text:p text:style-name="P7">21) There is a bridge over the yamuna river.</text:p>
      <text:p text:style-name="P7">22) Boats are under the bridge.</text:p>
      <text:p text:style-name="P7">23) Amar is standing between Raju and Vikas.</text:p>
      <text:p text:style-name="P7">24) Ram is in front of Sita, Sith is <text:s/>standing behind him.</text:p>
      <text:p text:style-name="P7">25) We are in confusion.</text:p>
      <text:p text:style-name="P7">26) The money is in my pocket.</text:p>
      <text:p text:style-name="P7">27) Fishes are in the sea.</text:p>
      <text:p text:style-name="P7">28) Who is inside.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0:30:28.868275295</meta:creation-date>
    <dc:date>2019-10-11T11:53:44.645778897</dc:date>
    <meta:editing-duration>PT10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209" meta:character-count="1026" meta:non-whitespace-character-count="842"/>
  </office:meta>
</office:document-meta>
</file>